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📁 Projeto Cupons</text:p>
      <text:p text:style-name="Standard">│</text:p>
      <text:p text:style-name="Standard">├── 📁 src/</text:p>
      <text:p text:style-name="Standard">│ <text:s text:c="2"/>├── 📁 app/</text:p>
      <text:p text:style-name="Standard">│ <text:s text:c="2"/>│ <text:s text:c="2"/>├── 📁 admin/</text:p>
      <text:p text:style-name="Standard">│ <text:s text:c="2"/>│ <text:s text:c="2"/>│ <text:s text:c="2"/>└── 📁 pages/ <text:s text:c="8"/># Sistema de criação de páginas dinâmicas</text:p>
      <text:p text:style-name="Standard">│ <text:s text:c="2"/>│ <text:s text:c="2"/>│</text:p>
      <text:p text:style-name="Standard">│ <text:s text:c="2"/>│ <text:s text:c="2"/>├── 📁 api/</text:p>
      <text:p text:style-name="Standard">│ <text:s text:c="2"/>│ <text:s text:c="2"/>│ <text:s text:c="2"/>├── 📁 amazon/</text:p>
      <text:p text:style-name="Standard">│ <text:s text:c="2"/>│ <text:s text:c="2"/>│ <text:s text:c="2"/>│ <text:s text:c="2"/>└── 📄 search/route.ts <text:s text:c="2"/># Endpoint para Amazon API</text:p>
      <text:p text:style-name="Standard">│ <text:s text:c="2"/>│ <text:s text:c="2"/>│ <text:s text:c="2"/>└── 📁 products/</text:p>
      <text:p text:style-name="Standard">│ <text:s text:c="2"/>│ <text:s text:c="2"/>│ <text:s text:c="6"/>└── 📄 route.ts <text:s text:c="9"/># Endpoint unificado (Amazon + Lomadee)</text:p>
      <text:p text:style-name="Standard">│ <text:s text:c="2"/>│ <text:s text:c="2"/>│</text:p>
      <text:p text:style-name="Standard">│ <text:s text:c="2"/>│ <text:s text:c="2"/>└── 📄 page.tsx <text:s text:c="10"/># Página principal do site</text:p>
      <text:p text:style-name="Standard">│ <text:s text:c="2"/>│</text:p>
      <text:p text:style-name="Standard">│ <text:s text:c="2"/>├── 📁 components/</text:p>
      <text:p text:style-name="Standard">│ <text:s text:c="2"/>│ <text:s text:c="2"/>└── 📄 DynamicOffers.tsx <text:s/># Componente React para exibir ofertas</text:p>
      <text:p text:style-name="Standard">│ <text:s text:c="2"/>│</text:p>
      <text:p text:style-name="Standard">│ <text:s text:c="2"/>├── 📁 lib/</text:p>
      <text:p text:style-name="Standard">│ <text:s text:c="2"/>│ <text:s text:c="2"/>├── 📄 mongodb.ts <text:s text:c="8"/># Configuração do MongoDB</text:p>
      <text:p text:style-name="Standard">│ <text:s text:c="2"/>│ <text:s text:c="2"/>└── 📄 dynamicOffers.ts <text:s text:c="2"/># Classe para injetar ofertas + API Lomadee v3</text:p>
      <text:p text:style-name="Standard">│ <text:s text:c="2"/>│</text:p>
      <text:p text:style-name="Standard">│ <text:s text:c="2"/>├── 📁 models/</text:p>
      <text:p text:style-name="Standard">│ <text:s text:c="2"/>│ <text:s text:c="2"/>├── 📄 Page.ts <text:s text:c="11"/># Modelo para páginas do admin</text:p>
      <text:p text:style-name="Standard">│ <text:s text:c="2"/>│ <text:s text:c="2"/>└── 📄 Store.ts <text:s text:c="10"/># Modelo para lojas</text:p>
      <text:p text:style-name="Standard">│ <text:s text:c="2"/>│</text:p>
      <text:p text:style-name="Standard">│ <text:s text:c="2"/>└── 📁 services/</text:p>
      <text:p text:style-name="Standard">│ <text:s text:c="6"/>├── 📄 amazon.ts <text:s text:c="9"/># Serviço Amazon PA-API 5.0</text:p>
      <text:p text:style-name="Standard">│ <text:s text:c="6"/>├── 📄 lomadee.ts <text:s text:c="8"/># Serviço Lomadee API v2 (Cupons)</text:p>
      <text:p text:style-name="Standard">│ <text:s text:c="6"/>└── 📄 products.ts <text:s text:c="7"/># Serviço unificador de APIs</text:p>
      <text:p text:style-name="Standard">│</text:p>
      <text:p text:style-name="Standard">├── 📁 public/</text:p>
      <text:p text:style-name="Standard">│ <text:s text:c="2"/>└── 📁 styles/</text:p>
      <text:p text:style-name="Standard">│ <text:s text:c="6"/>└── 📄 offers.css <text:s text:c="8"/># Estilos das ofertas</text:p>
      <text:p text:style-name="Standard">│</text:p>
      <text:p text:style-name="Standard">└── 📁 paapi5/ <text:s text:c="19"/># SDK oficial da Amazon</text:p>
      <text:p text:style-name="Standard"/>
      <text:p text:style-name="Standard">🔑 Principais Funcionalidades:</text:p>
      <text:p text:style-name="Standard"/>
      <text:p text:style-name="Standard">1. Sistema de Páginas (Admin)</text:p>
      <text:p text:style-name="Standard"><text:s text:c="3"/>- Criar/editar páginas: /admin/pages</text:p>
      <text:p text:style-name="Standard"><text:s text:c="3"/>- Modelo: src/models/Page.ts</text:p>
      <text:p text:style-name="Standard"><text:s text:c="3"/>- Interface administrativa: src/app/admin/pages/</text:p>
      <text:p text:style-name="Standard"/>
      <text:p text:style-name="Standard">2. Integração com APIs</text:p>
      <text:p text:style-name="Standard"/>
      <text:p text:style-name="Standard"><text:s text:c="3"/>A. Amazon PA-API 5.0</text:p>
      <text:p text:style-name="Standard"><text:s text:c="6"/>├── SDK: paapi5/src/index.js</text:p>
      <text:p text:style-name="Standard"><text:s text:c="6"/>├── Serviço: src/services/amazon.ts</text:p>
      <text:p text:style-name="Standard"><text:s text:c="6"/>├── Endpoint: /api/amazon/search</text:p>
      <text:p text:style-name="Standard"><text:s text:c="6"/>├── Credenciais:</text:p>
      <text:p text:style-name="Standard"><text:s text:c="6"/>│ <text:s text:c="2"/>├── AMAZON_ACCESS_KEY</text:p>
      <text:p text:style-name="Standard"><text:soft-page-break/><text:s text:c="6"/>│ <text:s text:c="2"/>├── AMAZON_SECRET_KEY</text:p>
      <text:p text:style-name="Standard"><text:s text:c="6"/>│ <text:s text:c="2"/>└── AMAZON_PARTNER_TAG</text:p>
      <text:p text:style-name="Standard"><text:s text:c="6"/>└── Features:</text:p>
      <text:p text:style-name="Standard"><text:s text:c="10"/>├── 10 produtos por busca</text:p>
      <text:p text:style-name="Standard"><text:s text:c="10"/>├── Filtro de preços zerados</text:p>
      <text:p text:style-name="Standard"><text:s text:c="10"/>└── Produtos apenas da Amazon</text:p>
      <text:p text:style-name="Standard"/>
      <text:p text:style-name="Standard"><text:s text:c="3"/>B. Lomadee API v2 (Cupons)</text:p>
      <text:p text:style-name="Standard"><text:s text:c="6"/>├── Serviço: src/services/lomadee.ts</text:p>
      <text:p text:style-name="Standard"><text:s text:c="6"/>├── Endpoints:</text:p>
      <text:p text:style-name="Standard"><text:s text:c="6"/>│ <text:s text:c="2"/>├── /v2/coupon/_all <text:s/># Lista cupons</text:p>
      <text:p text:style-name="Standard"><text:s text:c="6"/>│ <text:s text:c="2"/>└── /v2/store/_all <text:s text:c="2"/># Lista lojas</text:p>
      <text:p text:style-name="Standard"><text:s text:c="6"/>└── Features:</text:p>
      <text:p text:style-name="Standard"><text:s text:c="10"/>├── Gestão de cupons</text:p>
      <text:p text:style-name="Standard"><text:s text:c="10"/>└── Listagem de lojas</text:p>
      <text:p text:style-name="Standard"/>
      <text:p text:style-name="Standard"><text:s text:c="3"/>C. Lomadee API v3 (Produtos)</text:p>
      <text:p text:style-name="Standard"><text:s text:c="6"/>├── Arquivo: src/lib/dynamicOffers.ts</text:p>
      <text:p text:style-name="Standard"><text:s text:c="6"/>├── Endpoint: /v3/offer/_search</text:p>
      <text:p text:style-name="Standard"><text:s text:c="6"/>└── Features:</text:p>
      <text:p text:style-name="Standard"><text:s text:c="10"/>├── 12+ produtos por busca</text:p>
      <text:p text:style-name="Standard"><text:s text:c="10"/>├── Cache por 5 minutos</text:p>
      <text:p text:style-name="Standard"><text:s text:c="10"/>├── Filtro de preços zerados</text:p>
      <text:p text:style-name="Standard"><text:s text:c="10"/>└── Produtos de várias lojas</text:p>
      <text:p text:style-name="Standard"/>
      <text:p text:style-name="Standard">3. Sistema de Ofertas</text:p>
      <text:p text:style-name="Standard"><text:s text:c="3"/>- Componente: src/components/DynamicOffers.tsx</text:p>
      <text:p text:style-name="Standard"><text:s text:c="3"/>- Injeção via div: src/lib/dynamicOffers.ts</text:p>
      <text:p text:style-name="Standard"><text:s text:c="3"/>- Estilos: public/styles/offers.css</text:p>
      <text:p text:style-name="Standard"><text:s text:c="3"/>- Features:</text:p>
      <text:p text:style-name="Standard"><text:s text:c="5"/>├── Cache de resultados (5 min)</text:p>
      <text:p text:style-name="Standard"><text:s text:c="5"/>├── Ordenação por preço</text:p>
      <text:p text:style-name="Standard"><text:s text:c="5"/>├── Layout responsivo (4 colunas desktop)</text:p>
      <text:p text:style-name="Standard"><text:s text:c="5"/>└── Filtro de preços inválidos</text:p>
      <text:p text:style-name="Standard"/>
      <text:p text:style-name="Standard">4. Configurações</text:p>
      <text:p text:style-name="Standard"><text:s text:c="3"/>- Banco de dados: src/lib/mongodb.ts</text:p>
      <text:p text:style-name="Standard"><text:s text:c="3"/>- Variáveis de ambiente (.env.local):</text:p>
      <text:p text:style-name="Standard"><text:s text:c="5"/>├── AMAZON_ACCESS_KEY <text:s text:c="3"/># Credenciais Amazon</text:p>
      <text:p text:style-name="Standard"><text:s text:c="5"/>├── AMAZON_SECRET_KEY</text:p>
      <text:p text:style-name="Standard"><text:s text:c="5"/>├── AMAZON_PARTNER_TAG</text:p>
      <text:p text:style-name="Standard"><text:s text:c="5"/>├── LOMADEE_APP_TOKEN <text:s text:c="2"/># Token Lomadee</text:p>
      <text:p text:style-name="Standard"><text:s text:c="5"/>└── MONGODB_URI <text:s text:c="8"/># Conexão MongoDB</text:p>
      <text:p text:style-name="Standard"/>
      <text:p text:style-name="Standard">🔄 Fluxo de Dados das APIs:</text:p>
      <text:p text:style-name="Standard"/>
      <text:p text:style-name="Standard">1. Cupons (Lomadee v2)</text:p>
      <text:p text:style-name="Standard"><text:s text:c="3"/>├── Chamada: services/lomadee.ts -&gt; fetchCoupons()</text:p>
      <text:p text:style-name="Standard"><text:s text:c="3"/>├── Endpoint: /v2/coupon/_all</text:p>
      <text:p text:style-name="Standard"><text:s text:c="3"/>└── Uso: Página principal e listagem de cupons</text:p>
      <text:p text:style-name="Standard"/>
      <text:p text:style-name="Standard">2. Produtos (Unificado)</text:p>
      <text:p text:style-name="Standard"><text:soft-page-break/><text:s text:c="3"/>├── Chamada na página: &lt;div id="ofertas-dinamicas"&gt;</text:p>
      <text:p text:style-name="Standard"><text:s text:c="3"/>├── Parâmetro: ?categoria=termo-busca</text:p>
      <text:p text:style-name="Standard"><text:s text:c="3"/>│</text:p>
      <text:p text:style-name="Standard"><text:s text:c="3"/>├── Amazon:</text:p>
      <text:p text:style-name="Standard"><text:s text:c="3"/>│ <text:s text:c="2"/>├── dynamicOffers.ts -&gt; fetchAmazonOffers()</text:p>
      <text:p text:style-name="Standard"><text:s text:c="3"/>│ <text:s text:c="2"/>├── api/amazon/search -&gt; amazon.ts</text:p>
      <text:p text:style-name="Standard"><text:s text:c="3"/>│ <text:s text:c="2"/>└── PA-API 5.0 (10 produtos)</text:p>
      <text:p text:style-name="Standard"><text:s text:c="3"/>│</text:p>
      <text:p text:style-name="Standard"><text:s text:c="3"/>├── Lomadee v3:</text:p>
      <text:p text:style-name="Standard"><text:s text:c="3"/>│ <text:s text:c="2"/>├── dynamicOffers.ts -&gt; fetchLomadeeOffers()</text:p>
      <text:p text:style-name="Standard"><text:s text:c="3"/>│ <text:s text:c="2"/>└── /v3/offer/_search (12+ produtos)</text:p>
      <text:p text:style-name="Standard"><text:s text:c="3"/>│</text:p>
      <text:p text:style-name="Standard"><text:s text:c="3"/>└── Resultado:</text:p>
      <text:p text:style-name="Standard"><text:s text:c="7"/>├── Cache por 5 minutos</text:p>
      <text:p text:style-name="Standard"><text:s text:c="7"/>├── Filtragem de preços zerados</text:p>
      <text:p text:style-name="Standard"><text:s text:c="7"/>├── Ordenação (menor/maior preço)</text:p>
      <text:p text:style-name="Standard"><text:s text:c="7"/>└── Layout responsivo em gri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1T16:15:17.857000900</meta:creation-date>
    <dc:date>2025-05-11T17:25:24.263047300</dc:date>
    <meta:editing-duration>PT46M14S</meta:editing-duration>
    <meta:editing-cycles>2</meta:editing-cycles>
    <meta:generator>LibreOffice/25.2.2.2$Windows_X86_64 LibreOffice_project/7370d4be9e3cf6031a51beef54ff3bda878e3fac</meta:generator>
    <meta:document-statistic meta:table-count="0" meta:image-count="0" meta:object-count="0" meta:page-count="3" meta:paragraph-count="110" meta:word-count="508" meta:character-count="3614" meta:non-whitespace-character-count="2605"/>
  </office:meta>
</office:document-meta>
</file>